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9.019cm" fo:margin-left="0.048cm" fo:margin-right="9.934cm" table:align="margins" style:writing-mode="lr-tb"/>
    </style:style>
    <style:style style:name="Таблица1.A" style:family="table-column">
      <style:table-column-properties style:column-width="1.244cm" style:rel-column-width="9036*"/>
    </style:style>
    <style:style style:name="Таблица1.B" style:family="table-column">
      <style:table-column-properties style:column-width="0.933cm" style:rel-column-width="6780*"/>
    </style:style>
    <style:style style:name="Таблица1.D" style:family="table-column">
      <style:table-column-properties style:column-width="1.011cm" style:rel-column-width="7344*"/>
    </style:style>
    <style:style style:name="Таблица1.E" style:family="table-column">
      <style:table-column-properties style:column-width="1.037cm" style:rel-column-width="7536*"/>
    </style:style>
    <style:style style:name="Таблица1.I" style:family="table-column">
      <style:table-column-properties style:column-width="1.062cm" style:rel-column-width="7719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/>
    </style:style>
    <style:style style:name="Таблица1.B1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Таблица1.I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Таблица1.A2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Таблица1.B2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Таблица1.I2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Таблица3" style:family="table">
      <style:table-properties style:width="8.994cm" fo:margin-left="0.048cm" fo:margin-right="9.959cm" table:align="margins" style:writing-mode="lr-tb"/>
    </style:style>
    <style:style style:name="Таблица3.A" style:family="table-column">
      <style:table-column-properties style:column-width="2.54cm" style:rel-column-width="18507*"/>
    </style:style>
    <style:style style:name="Таблица3.B" style:family="table-column">
      <style:table-column-properties style:column-width="1.296cm" style:rel-column-width="9446*"/>
    </style:style>
    <style:style style:name="Таблица3.C" style:family="table-column">
      <style:table-column-properties style:column-width="1.295cm" style:rel-column-width="9433*"/>
    </style:style>
    <style:style style:name="Таблица3.F" style:family="table-column">
      <style:table-column-properties style:column-width="1.27cm" style:rel-column-width="9257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/>
    </style:style>
    <style:style style:name="Таблица3.B1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Таблица3.F1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Таблица3.A2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Таблица3.B2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Таблица3.F2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Таблица2" style:family="table">
      <style:table-properties style:width="7.315cm" fo:margin-left="0.048cm" fo:margin-right="11.638cm" table:align="margins" style:writing-mode="lr-tb"/>
    </style:style>
    <style:style style:name="Таблица2.A" style:family="table-column">
      <style:table-column-properties style:column-width="2.944cm" style:rel-column-width="26370*"/>
    </style:style>
    <style:style style:name="Таблица2.B" style:family="table-column">
      <style:table-column-properties style:column-width="1.459cm" style:rel-column-width="13076*"/>
    </style:style>
    <style:style style:name="Таблица2.D" style:family="table-column">
      <style:table-column-properties style:column-width="1.452cm" style:rel-column-width="13013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/>
    </style:style>
    <style:style style:name="Таблица2.B1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Таблица2.D1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Таблица2.A2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Таблица2.B2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Таблица2.D2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Таблица4" style:family="table">
      <style:table-properties style:width="8.449cm" fo:margin-left="0.048cm" fo:margin-right="10.504cm" table:align="margins" style:writing-mode="lr-tb"/>
    </style:style>
    <style:style style:name="Таблица4.A" style:family="table-column">
      <style:table-column-properties style:column-width="1.586cm" style:rel-column-width="12299*"/>
    </style:style>
    <style:style style:name="Таблица4.B" style:family="table-column">
      <style:table-column-properties style:column-width="1.143cm" style:rel-column-width="8865*"/>
    </style:style>
    <style:style style:name="Таблица4.C" style:family="table-column">
      <style:table-column-properties style:column-width="1.141cm" style:rel-column-width="8852*"/>
    </style:style>
    <style:style style:name="Таблица4.D" style:family="table-column">
      <style:table-column-properties style:column-width="1.236cm" style:rel-column-width="9590*"/>
    </style:style>
    <style:style style:name="Таблица4.E" style:family="table-column">
      <style:table-column-properties style:column-width="1.238cm" style:rel-column-width="9604*"/>
    </style:style>
    <style:style style:name="Таблица4.G" style:family="table-column">
      <style:table-column-properties style:column-width="0.963cm" style:rel-column-width="7473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/>
    </style:style>
    <style:style style:name="Таблица4.B1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Таблица4.G1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Таблица4.A2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Таблица4.B2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Таблица4.G2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P1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5" style:family="paragraph" style:parent-style-name="Standard">
      <style:paragraph-properties style:snap-to-layout-grid="false"/>
      <style:text-properties fo:font-size="10pt" fo:language="en" fo:country="US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fo:language="en" fo:country="US"/>
    </style:style>
    <style:style style:name="gr1" style:family="graphic">
      <style:graphic-properties draw:stroke="dash" draw:stroke-dash="Ultrafine_20_2_20_Dots_20_3_20_Dashes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style-name="gr1" draw:text-style-name="P7" svg:x1="9.871cm" svg:y1="0.071cm" svg:x2="9.871cm" svg:y2="27.464cm"><text:p/></draw:line>КРАТКАЯ СПРАВКА ПО САМОЛЕТУ ТУ-104Б</text:p>
      <text:p text:style-name="P2"/>
      <text:p text:style-name="P2">Потолок наивыгоднейший: <text:tab/><text:tab/>9100-9600 м</text:p>
      <text:p text:style-name="P2">Скорость наивыгоднейшая: <text:tab/><text:tab/>700 км/ч</text:p>
      <text:p text:style-name="P2">Максимальная крейсерская: <text:tab/><text:tab/>850 км/ч</text:p>
      <text:p text:style-name="P2">Максимальный взлетный вес: <text:tab/><text:tab/>78т</text:p>
      <text:p text:style-name="P2">Максимальный посадочный вес: <text:tab/><text:tab/>65т</text:p>
      <text:p text:style-name="P2">Нормальный посадочный вес: <text:tab/><text:tab/>63т</text:p>
      <text:p text:style-name="P2">Максимальная скорость: <text:tab/><text:tab/>965 км/ч</text:p>
      <text:p text:style-name="P2">Максимальное число М: <text:tab/><text:tab/>0.86</text:p>
      <text:p text:style-name="P2">Максимальная скорость выпуска шасси: <text:tab/>400 км/ч</text:p>
      <text:p text:style-name="P2">Максимальная скорость закрылок 10: <text:tab/>400 км/ч</text:p>
      <text:p text:style-name="P2">Максимальная скорость закрылок 20: <text:tab/>380 км/ч</text:p>
      <text:p text:style-name="P2">Максимальная скорость закрылок 35: <text:tab/>340 км/ч</text:p>
      <text:p text:style-name="P2"/>
      <text:p text:style-name="P1">ВЗЛЕТ</text:p>
      <text:p text:style-name="P2"/>
      <text:p text:style-name="P2">На исполнительном закрылки 10<text:span text:style-name="T1">º</text:span>, триммер на 1 деление вниз</text:p>
      <text:p text:style-name="P2">Подъем передней ноги: 210-230 км/ч</text:p>
      <text:p text:style-name="P2">Угол тангажа: 6<text:span text:style-name="T1">º</text:span>-7<text:span text:style-name="T1">º</text:span> на 230-240 км/ч</text:p>
      <text:p text:style-name="P2">При V = Vотр-20 установить тангаж 9<text:span text:style-name="T1">º</text:span>-10<text:span text:style-name="T1">º</text:span></text:p>
      <text:p text:style-name="P2"/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column table:style-name="Таблица1.B" table:number-columns-repeated="3"/>
        <table:table-column table:style-name="Таблица1.I"/>
        <table:table-row table:style-name="Таблица1.1">
          <table:table-cell table:style-name="Таблица1.A1" office:value-type="string">
            <text:p text:style-name="P3">Вес</text:p>
          </table:table-cell>
          <table:table-cell table:style-name="Таблица1.B1" office:value-type="string">
            <text:p text:style-name="P4">78</text:p>
          </table:table-cell>
          <table:table-cell table:style-name="Таблица1.B1" office:value-type="string">
            <text:p text:style-name="P4">76</text:p>
          </table:table-cell>
          <table:table-cell table:style-name="Таблица1.B1" office:value-type="string">
            <text:p text:style-name="P4">74,5</text:p>
          </table:table-cell>
          <table:table-cell table:style-name="Таблица1.B1" office:value-type="string">
            <text:p text:style-name="P4">72,5</text:p>
          </table:table-cell>
          <table:table-cell table:style-name="Таблица1.B1" office:value-type="string">
            <text:p text:style-name="P4">70</text:p>
          </table:table-cell>
          <table:table-cell table:style-name="Таблица1.B1" office:value-type="string">
            <text:p text:style-name="P4">65</text:p>
          </table:table-cell>
          <table:table-cell table:style-name="Таблица1.B1" office:value-type="string">
            <text:p text:style-name="P4">60</text:p>
          </table:table-cell>
          <table:table-cell table:style-name="Таблица1.I1" office:value-type="string">
            <text:p text:style-name="P4">55</text:p>
          </table:table-cell>
        </table:table-row>
        <table:table-row table:style-name="Таблица1.1">
          <table:table-cell table:style-name="Таблица1.A2" office:value-type="string">
            <text:p text:style-name="P3"><text:span text:style-name="T2">V</text:span>отр.</text:p>
          </table:table-cell>
          <table:table-cell table:style-name="Таблица1.B2" office:value-type="string">
            <text:p text:style-name="P4">310</text:p>
          </table:table-cell>
          <table:table-cell table:style-name="Таблица1.B2" office:value-type="string">
            <text:p text:style-name="P4">305</text:p>
          </table:table-cell>
          <table:table-cell table:style-name="Таблица1.B2" office:value-type="string">
            <text:p text:style-name="P4">300</text:p>
          </table:table-cell>
          <table:table-cell table:style-name="Таблица1.B2" office:value-type="string">
            <text:p text:style-name="P4">295</text:p>
          </table:table-cell>
          <table:table-cell table:style-name="Таблица1.B2" office:value-type="string">
            <text:p text:style-name="P4">290</text:p>
          </table:table-cell>
          <table:table-cell table:style-name="Таблица1.B2" office:value-type="string">
            <text:p text:style-name="P4">280</text:p>
          </table:table-cell>
          <table:table-cell table:style-name="Таблица1.B2" office:value-type="string">
            <text:p text:style-name="P4">270</text:p>
          </table:table-cell>
          <table:table-cell table:style-name="Таблица1.I2" office:value-type="string">
            <text:p text:style-name="P4">260</text:p>
          </table:table-cell>
        </table:table-row>
      </table:table>
      <text:p text:style-name="P2"/>
      <text:p text:style-name="P2">H = 5-10 м: затормозить колеса</text:p>
      <text:p text:style-name="P2">H &gt;= 25 м, V &gt;= 350 км/ч: убрать шасси</text:p>
      <text:p text:style-name="P2">H &gt;= 100 м, V &lt; 400 км/ч в два приема убрать закрылки</text:p>
      <text:p text:style-name="P2">H &gt;= 100 м: двигатели на номинал</text:p>
      <text:p text:style-name="P2"/>
      <text:p text:style-name="P1">НАБОР</text:p>
      <text:p text:style-name="P2"/>
      <text:p text:style-name="P2">H = 200-300 м: верт. скорость 2-3 м/с, разгон до 600 км/ч</text:p>
      <text:p text:style-name="P2">До набора 6000 м удерживать приборную 600 км/ч</text:p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 table:number-columns-repeated="2"/>
        <table:table-column table:style-name="Таблица3.F"/>
        <table:table-row table:style-name="Таблица3.1">
          <table:table-cell table:style-name="Таблица3.A1" office:value-type="string">
            <text:p text:style-name="P3">Высота, км</text:p>
          </table:table-cell>
          <table:table-cell table:style-name="Таблица3.B1" office:value-type="string">
            <text:p text:style-name="P4">0-6</text:p>
          </table:table-cell>
          <table:table-cell table:style-name="Таблица3.B1" office:value-type="string">
            <text:p text:style-name="P4">6-7</text:p>
          </table:table-cell>
          <table:table-cell table:style-name="Таблица3.B1" office:value-type="string">
            <text:p text:style-name="P4">7-8</text:p>
          </table:table-cell>
          <table:table-cell table:style-name="Таблица3.B1" office:value-type="string">
            <text:p text:style-name="P4">8-9</text:p>
          </table:table-cell>
          <table:table-cell table:style-name="Таблица3.F1" office:value-type="string">
            <text:p text:style-name="P4">9-10</text:p>
          </table:table-cell>
        </table:table-row>
        <table:table-row table:style-name="Таблица3.1">
          <table:table-cell table:style-name="Таблица3.A2" office:value-type="string">
            <text:p text:style-name="P5">Скорость пр.</text:p>
          </table:table-cell>
          <table:table-cell table:style-name="Таблица3.B2" office:value-type="string">
            <text:p text:style-name="P4">600</text:p>
          </table:table-cell>
          <table:table-cell table:style-name="Таблица3.B2" office:value-type="string">
            <text:p text:style-name="P4">575</text:p>
          </table:table-cell>
          <table:table-cell table:style-name="Таблица3.B2" office:value-type="string">
            <text:p text:style-name="P4">545</text:p>
          </table:table-cell>
          <table:table-cell table:style-name="Таблица3.B2" office:value-type="string">
            <text:p text:style-name="P4">515</text:p>
          </table:table-cell>
          <table:table-cell table:style-name="Таблица3.F2" office:value-type="string">
            <text:p text:style-name="P4">485</text:p>
          </table:table-cell>
        </table:table-row>
      </table:table>
      <text:p text:style-name="P2"/>
      <text:p text:style-name="P1">СНИЖЕНИЕ</text:p>
      <text:p text:style-name="P2"/>
      <text:p text:style-name="P2">Снижение до эшелона перехода со скоростью 10 м/с.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Таблица2.1">
          <table:table-cell table:style-name="Таблица2.A1" office:value-type="string">
            <text:p text:style-name="P3">Высота, км</text:p>
          </table:table-cell>
          <table:table-cell table:style-name="Таблица2.B1" office:value-type="string">
            <text:p text:style-name="P4">10-6</text:p>
          </table:table-cell>
          <table:table-cell table:style-name="Таблица2.B1" office:value-type="string">
            <text:p text:style-name="P4">6-4</text:p>
          </table:table-cell>
          <table:table-cell table:style-name="Таблица2.D1" office:value-type="string">
            <text:p text:style-name="P4">4-1</text:p>
          </table:table-cell>
        </table:table-row>
        <table:table-row table:style-name="Таблица2.1">
          <table:table-cell table:style-name="Таблица2.A2" office:value-type="string">
            <text:p text:style-name="P5">Скорость пр.</text:p>
          </table:table-cell>
          <table:table-cell table:style-name="Таблица2.B2" office:value-type="string">
            <text:p text:style-name="P4">0.75</text:p>
          </table:table-cell>
          <table:table-cell table:style-name="Таблица2.B2" office:value-type="string">
            <text:p text:style-name="P4">600</text:p>
          </table:table-cell>
          <table:table-cell table:style-name="Таблица2.D2" office:value-type="string">
            <text:p text:style-name="P4">500</text:p>
          </table:table-cell>
        </table:table-row>
      </table:table>
      <text:p text:style-name="P2"/>
      <text:p text:style-name="P2">С эшелона перехода до высоты круга скорость 400 км/ч, </text:p>
      <text:p text:style-name="P2">вертикальная скорость 7 м/с.</text:p>
      <text:p text:style-name="P2"/>
      <text:p text:style-name="P1">ПОСАДКА</text:p>
      <text:p text:style-name="P2"/>
      <text:p text:style-name="P2">Проход траверза ДПРМ на 380-400 км/ч, выпуск шасси.</text:p>
      <text:p text:style-name="P2">3-й с креном 15<text:span text:style-name="T1">º</text:span>-20<text:span text:style-name="T1">º, при визуальном не более 30º.</text:span></text:p>
      <text:p text:style-name="P2">После 3-го закрылки 20<text:span text:style-name="T1">º в два приема, V &lt;= 380 км/ч</text:span></text:p>
      <text:p text:style-name="P6">К началу 4-го V = 360-370 км/ч, крен 20º</text:p>
      <text:p text:style-name="P6">После выхода из 4-го V = 340 км/ч, закрылки 35º в 2 приема.</text:p>
      <text:p text:style-name="P6">Снижение с V = 300 км/ч, над БПРМ 280-305 км/ч.</text:p>
      <text:p text:style-name="P6">После БПРМ V = Vпос + 40 км/ч, вертикальная 4-6 м/с.</text:p>
      <text:p text:style-name="P6">На выравнивании скорость не менее Vпос + 40 км/ч</text:p>
      <text:p text:style-name="P6">К началу выравнивания двигатели на малый газ,</text:p>
      <text:p text:style-name="P6">посадочный угол атаки 9º-10º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C"/>
        <table:table-column table:style-name="Таблица4.G"/>
        <table:table-row table:style-name="Таблица4.1">
          <table:table-cell table:style-name="Таблица4.A1" office:value-type="string">
            <text:p text:style-name="P3">Вес, т</text:p>
          </table:table-cell>
          <table:table-cell table:style-name="Таблица4.B1" office:value-type="string">
            <text:p text:style-name="P4">53</text:p>
          </table:table-cell>
          <table:table-cell table:style-name="Таблица4.B1" office:value-type="string">
            <text:p text:style-name="P4">55</text:p>
          </table:table-cell>
          <table:table-cell table:style-name="Таблица4.B1" office:value-type="string">
            <text:p text:style-name="P4">58</text:p>
          </table:table-cell>
          <table:table-cell table:style-name="Таблица4.B1" office:value-type="string">
            <text:p text:style-name="P4">60</text:p>
          </table:table-cell>
          <table:table-cell table:style-name="Таблица4.B1" office:value-type="string">
            <text:p text:style-name="P4">63</text:p>
          </table:table-cell>
          <table:table-cell table:style-name="Таблица4.G1" office:value-type="string">
            <text:p text:style-name="P4">65</text:p>
          </table:table-cell>
        </table:table-row>
        <table:table-row table:style-name="Таблица4.1">
          <table:table-cell table:style-name="Таблица4.A2" office:value-type="string">
            <text:p text:style-name="P3"><text:span text:style-name="T2">Vпос</text:span>.</text:p>
          </table:table-cell>
          <table:table-cell table:style-name="Таблица4.B2" office:value-type="string">
            <text:p text:style-name="P4">225</text:p>
          </table:table-cell>
          <table:table-cell table:style-name="Таблица4.B2" office:value-type="string">
            <text:p text:style-name="P4">230</text:p>
          </table:table-cell>
          <table:table-cell table:style-name="Таблица4.B2" office:value-type="string">
            <text:p text:style-name="P4">240</text:p>
          </table:table-cell>
          <table:table-cell table:style-name="Таблица4.B2" office:value-type="string">
            <text:p text:style-name="P4">250</text:p>
          </table:table-cell>
          <table:table-cell table:style-name="Таблица4.B2" office:value-type="string">
            <text:p text:style-name="P4">260</text:p>
          </table:table-cell>
          <table:table-cell table:style-name="Таблица4.G2" office:value-type="string">
            <text:p text:style-name="P4">265</text:p>
          </table:table-cell>
        </table:table-row>
      </table:table>
      <text:p text:style-name="P6"/>
      <text:p text:style-name="P6">На пробеге торможение при V &lt;= 220 км/ч, удерживать </text:p>
      <text:p text:style-name="P6">тангаж,отключить подветренный двигател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.2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6-13T08:55:36</meta:creation-date>
    <dc:date>2008-06-13T17:42:50</dc:date>
    <meta:print-date>2008-06-13T12:39:13</meta:print-date>
    <meta:editing-cycles>23</meta:editing-cycles>
    <meta:editing-duration>PT2H0M5S</meta:editing-duration>
    <meta:user-defined meta:name="Поле 1"/>
    <meta:user-defined meta:name="Поле 2"/>
    <meta:user-defined meta:name="Поле 3"/>
    <meta:user-defined meta:name="Поле 4"/>
    <meta:document-statistic meta:table-count="4" meta:image-count="0" meta:object-count="0" meta:page-count="1" meta:paragraph-count="94" meta:word-count="369" meta:character-count="1808"/>
  </office:meta>
</office:document-meta>
</file>